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Keyboard8" text:continue-numbering="true" text:continue-list="list_Keyboard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Keyboard9" text:continue-numbering="true" text:continue-list="list_Keyboard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Keyboard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11"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2" text:continue-numbering="true" text:continue-list="list_Keyboard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4" text:continue-numbering="true" text:continue-list="list_Keyboard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5" text:continue-numbering="true" text:continue-list="list_Keyboard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7" text:continue-numbering="true" text:continue-list="list_Key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18" text:continue-numbering="true" text:continue-list="list_Keyboard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20" text:continue-numbering="true" text:continue-list="list_Keyboard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1" text:continue-numbering="true" text:continue-list="list_Keyboard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Keyboard23" text:continue-numbering="true" text:continue-list="list_Keyboard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Keyboard24" text:continue-numbering="true" text:continue-list="list_Keyboard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25" text:continue-numbering="true" text:continue-list="list_Keyboard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Keyboard26" text:continue-numbering="true" text:continue-list="list_Keyboard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7" text:continue-numbering="true" text:continue-list="list_Keyboard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8" text:continue-numbering="true" text:continue-list="list_Keyboard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9" text:continue-numbering="true" text:continue-list="list_Keyboard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30" text:continue-numbering="true" text:continue-list="list_Keyboard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31" text:continue-numbering="true" text:continue-list="list_Keyboard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32" text:continue-numbering="true" text:continue-list="list_Keyboard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33" text:continue-numbering="true" text:continue-list="list_Keyboard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34" text:continue-numbering="true" text:continue-list="list_Keyboard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5" text:continue-numbering="true" text:continue-list="list_Keyboard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6" text:continue-numbering="true" text:continue-list="list_Keyboard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7" text:continue-numbering="true" text:continue-list="list_Keyboard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8" text:continue-numbering="true" text:continue-list="list_Keyboard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9" text:continue-numbering="true" text:continue-list="list_Keyboard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40" text:continue-numbering="true" text:continue-list="list_Keyboard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41" text:continue-numbering="true" text:continue-list="list_Keyboard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42" text:continue-numbering="true" text:continue-list="list_Keyboard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43" text:continue-numbering="true" text:continue-list="list_Keyboard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4" text:continue-numbering="true" text:continue-list="list_Keyboard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5" text:continue-numbering="true" text:continue-list="list_Keyboard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6" text:continue-numbering="true" text:continue-list="list_Keyboard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7" text:continue-numbering="true" text:continue-list="list_Keyboard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8" text:continue-numbering="true" text:continue-list="list_Keyboard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9" text:continue-numbering="true" text:continue-list="list_Keyboard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Keyboard50" text:continue-numbering="true" text:continue-list="list_Keyboard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Keyboard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Keyboard52" text:continue-numbering="true" text:continue-list="list_Keyboard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Keyboard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Keyboard54" text:continue-numbering="true" text:continue-list="list_Keyboard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Keyboard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Keyboard56" text:continue-numbering="true" text:continue-list="list_Keyboard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Keyboard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58" text:continue-numbering="true" text:continue-list="list_Keyboard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59" text:continue-numbering="true" text:continue-list="list_Keyboard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60" text:continue-numbering="true" text:continue-list="list_Keyboard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61" text:continue-numbering="true" text:continue-list="list_Keyboard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62" text:continue-numbering="true" text:continue-list="list_Keyboard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63" text:continue-numbering="true" text:continue-list="list_Keyboard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Keyboard64" text:continue-numbering="true" text:continue-list="list_Keyboard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65" text:continue-numbering="true" text:continue-list="list_Keyboard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67" text:continue-numbering="true" text:continue-list="list_Keyboard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68" text:continue-numbering="true" text:continue-list="list_Keyboard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69" text:continue-numbering="true" text:continue-list="list_Keyboard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7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